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en" fo:country="US"/>
    </style:style>
    <style:style style:name="P2" style:parent-style-name="Normal" style:family="paragraph">
      <style:text-properties fo:font-size="24pt" style:font-size-asian="24pt" style:font-size-complex="24pt" fo:language="en" fo:country="US"/>
    </style:style>
    <style:style style:name="T3" style:parent-style-name="DefaultParagraphFont" style:family="text">
      <style:text-properties fo:font-size="24pt" style:font-size-asian="24pt" style:font-size-complex="24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d966" draw:opacity="100%" draw:stroke="solid" svg:stroke-width="0.01389in" svg:stroke-color="#ffd966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4472c4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none" draw:stroke="solid" svg:stroke-width="0.00694in" svg:stroke-color="#4472c4" draw:marker-end="a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0694in" svg:stroke-color="#4472c4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4472c4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4472c4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4472c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12">
      <style:graphic-properties style:wrap="run-through" style:run-through="foreground" draw:fill="none" draw:stroke="solid" svg:stroke-width="0.00694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4472c4" draw:marker-end="a48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4472c4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4472c4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Test technique: Nada Bel Hadj Slimen<text:s/></text:p>
      <text:p text:style-name="P2"/>
      <text:p text:style-name="Normal"><text:span text:style-name="T3">Sujet 1: Une compagnie Aérienne en développement <text:s/></text:span><draw:connector draw:type="line" svg:x1="0.39097in" svg:y1="4.03333in" svg:x2="1.31806in" svg:y2="4.28333in" draw:z-index="251703296" draw:id="id0" draw:style-name="a1" draw:name="Straight Arrow Connector 26" text:anchor-type="paragraph"><svg:title/><svg:desc/></draw:connector><draw:connector draw:type="line" svg:x1="0.01597in" svg:y1="3.64792in" svg:x2="0.67222in" svg:y2="3.3875in" draw:z-index="251691008" draw:id="id1" draw:style-name="a3" draw:name="Straight Arrow Connector 20" text:anchor-type="paragraph"><svg:title/><svg:desc/></draw:connector><draw:custom-shape svg:x="-0.37986in" svg:y="3.67917in" svg:width="0.89583in" svg:height="0.40625in" draw:z-index="251678720" draw:id="id2" draw:style-name="a4" draw:name="Oval 14" text:anchor-type="paragraph"><svg:title/><svg:desc/><text:p text:style-name="P4">TLV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curve" svg:x1="1.63055in" svg:y1="5.03333in" svg:x2="-0.56736in" svg:y2="1.22083in" draw:z-index="251725824" draw:id="id3" draw:style-name="a6" draw:name="Connector: Curved 40" text:anchor-type="paragraph"><svg:title/><svg:desc/></draw:connector><draw:connector draw:type="curve" svg:x1="3.45347in" svg:y1="5.67917in" svg:x2="0.18264in" svg:y2="6.14028in" draw:z-index="251724800" draw:id="id4" draw:style-name="a8" draw:name="Connector: Curved 39" text:anchor-type="paragraph"><svg:title/><svg:desc/></draw:connector><draw:custom-shape svg:x="2.99375in" svg:y="5.25556in" svg:width="0.78125in" svg:height="0.44792in" draw:z-index="251717632" draw:id="id5" draw:style-name="a9" draw:name="Oval 34" text:anchor-type="paragraph"><svg:title/><svg:desc/><text:p text:style-name="P5">SAN<draw:frame draw:style-name="a10" draw:name="Picture 35" text:anchor-type="as-char" svg:x="0in" svg:y="0in" svg:width="0.33819in" svg:height="0.15347in" style:rel-width="scale" style:rel-height="scale"><draw:image xlink:href="media/image1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43264in" svg:y1="5.05417in" svg:x2="3.12014in" svg:y2="5.2625in" draw:z-index="251723776" draw:id="id6" draw:style-name="a12" draw:name="Straight Arrow Connector 38" text:anchor-type="paragraph"><svg:title/><svg:desc/></draw:connector><draw:connector draw:type="line" svg:x1="1.69306in" svg:y1="5.48125in" svg:x2="1.83889in" svg:y2="5.27292in" draw:z-index="251721728" draw:id="id7" draw:style-name="a14" draw:name="Straight Arrow Connector 37" text:anchor-type="paragraph"><svg:title/><svg:desc/></draw:connector><draw:connector draw:type="line" svg:x1="0.34931in" svg:y1="5.87708in" svg:x2="1.18264in" svg:y2="5.78056in" draw:z-index="251719680" draw:id="id8" draw:style-name="a16" draw:name="Straight Arrow Connector 36" text:anchor-type="paragraph"><svg:title/><svg:desc/></draw:connector><draw:custom-shape svg:x="1.63542in" svg:y="4.79375in" svg:width="0.78125in" svg:height="0.44792in" draw:z-index="251715584" draw:id="id9" draw:style-name="a17" draw:name="Oval 32" text:anchor-type="paragraph"><svg:title/><svg:desc/><text:p text:style-name="P6">SFO<draw:frame draw:style-name="a18" draw:name="Picture 33" text:anchor-type="as-char" svg:x="0in" svg:y="0in" svg:width="0.33819in" svg:height="0.15347in" style:rel-width="scale" style:rel-height="scale"><draw:image xlink:href="media/image1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431in" svg:y="5.55764in" svg:width="0.89583in" svg:height="0.39583in" draw:z-index="251713536" draw:id="id10" draw:style-name="a19" draw:name="Oval 31" text:anchor-type="paragraph"><svg:title/><svg:desc/><text:p text:style-name="P7">LH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-0.55694in" svg:y="5.74514in" svg:width="0.89583in" svg:height="0.39583in" draw:z-index="251699200" draw:id="id11" draw:style-name="a20" draw:name="Oval 24" text:anchor-type="paragraph"><svg:title/><svg:desc/><text:p text:style-name="P8">EYW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5.00556in" svg:y1="2.2in" svg:x2="4.67222in" svg:y2="1.67917in" draw:z-index="251711488" draw:id="id12" draw:style-name="a22" draw:name="Straight Arrow Connector 30" text:anchor-type="paragraph"><svg:title/><svg:desc/></draw:connector><draw:custom-shape svg:x="5.65903in" svg:y="3.42708in" svg:width="0.89583in" svg:height="0.39583in" draw:z-index="251701248" draw:id="id13" draw:style-name="a23" draw:name="Oval 25" text:anchor-type="paragraph"><svg:title/><svg:desc/><text:p text:style-name="P9">JFK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63056in" svg:y1="3.15833in" svg:x2="5.03681in" svg:y2="2.72083in" draw:z-index="251709440" draw:id="id14" draw:style-name="a25" draw:name="Straight Arrow Connector 29" text:anchor-type="paragraph"><svg:title/><svg:desc/></draw:connector><draw:custom-shape svg:x="4.10972in" svg:y="3.17917in" svg:width="0.89583in" svg:height="0.41667in" draw:z-index="251697152" draw:id="id15" draw:style-name="a26" draw:name="Oval 23" text:anchor-type="paragraph"><svg:title/><svg:desc/><text:p text:style-name="P10">IC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90139in" svg:y1="3.96042in" svg:x2="4.32847in" svg:y2="3.62708in" draw:z-index="251707392" draw:id="id16" draw:style-name="a28" draw:name="Straight Arrow Connector 28" text:anchor-type="paragraph"><svg:title/><svg:desc/></draw:connector><draw:custom-shape svg:x="3.04722in" svg:y="3.89861in" svg:width="0.89583in" svg:height="0.39583in" draw:z-index="251695104" draw:id="id17" draw:style-name="a29" draw:name="Oval 22" text:anchor-type="paragraph"><svg:title/><svg:desc/><text:p text:style-name="P11">HND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31806in" svg:y1="4.24167in" svg:x2="3.01597in" svg:y2="4.12708in" draw:z-index="251705344" draw:id="id18" draw:style-name="a31" draw:name="Straight Arrow Connector 27" text:anchor-type="paragraph"><svg:title/><svg:desc/></draw:connector><draw:custom-shape svg:x="1.39097in" svg:y="4.12014in" svg:width="0.89583in" svg:height="0.39583in" draw:z-index="251693056" draw:id="id19" draw:style-name="a32" draw:name="Oval 21" text:anchor-type="paragraph"><svg:title/><svg:desc/><text:p text:style-name="P12">EW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33889in" svg:y1="3.14792in" svg:x2="1.93264in" svg:y2="2.56458in" draw:z-index="251688960" draw:id="id20" draw:style-name="a34" draw:name="Straight Arrow Connector 19" text:anchor-type="paragraph"><svg:title/><svg:desc/></draw:connector><draw:connector draw:type="line" svg:x1="1.66181in" svg:y1="3.30764in" svg:x2="2.35972in" svg:y2="3.35694in" draw:z-index="251686912" draw:id="id21" draw:style-name="a36" draw:name="Straight Arrow Connector 18" text:anchor-type="paragraph"><svg:title/><svg:desc/></draw:connector><draw:custom-shape svg:x="2.38056in" svg:y="3.17222in" svg:width="0.89583in" svg:height="0.39583in" draw:z-index="251680768" draw:id="id22" draw:style-name="a37" draw:name="Oval 15" text:anchor-type="paragraph"><svg:title/><svg:desc/><text:p text:style-name="P13">DOH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68472in" svg:y="3.16181in" svg:width="0.89583in" svg:height="0.39583in" draw:z-index="251676672" draw:id="id23" draw:style-name="a38" draw:name="Oval 13" text:anchor-type="paragraph"><svg:title/><svg:desc/><text:p text:style-name="P14">DEL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25556in" svg:y="2.13056in" svg:width="0.89583in" svg:height="0.39583in" draw:z-index="251674624" draw:id="id24" draw:style-name="a39" draw:name="Oval 12" text:anchor-type="paragraph"><svg:title/><svg:desc/><text:p text:style-name="P15">BUG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54722in" svg:y1="2.24514in" svg:x2="3.24514in" svg:y2="2.29444in" draw:z-index="251684864" draw:id="id25" draw:style-name="a41" draw:name="Straight Arrow Connector 17" text:anchor-type="paragraph"><svg:title/><svg:desc/></draw:connector><draw:custom-shape svg:x="1.63056in" svg:y="2.08889in" svg:width="0.89583in" svg:height="0.39583in" draw:z-index="251672576" draw:id="id26" draw:style-name="a42" draw:name="Oval 11" text:anchor-type="paragraph"><svg:title/><svg:desc/><text:p text:style-name="P16">CDG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90139in" svg:y1="2.24167in" svg:x2="1.59931in" svg:y2="2.29097in" draw:z-index="251682816" draw:id="id27" draw:style-name="a44" draw:name="Straight Arrow Connector 16" text:anchor-type="paragraph"><svg:title/><svg:desc/></draw:connector><draw:custom-shape svg:x="0.05764in" svg:y="2.05764in" svg:width="0.89583in" svg:height="0.39583in" draw:z-index="251670528" draw:id="id28" draw:style-name="a45" draw:name="Oval 8" text:anchor-type="paragraph"><svg:title/><svg:desc/><text:p text:style-name="P17">SIN<draw:frame draw:style-name="a46" draw:name="Picture 10" text:anchor-type="as-char" svg:x="0in" svg:y="0in" svg:width="0.36667in" svg:height="0.16667in" style:rel-width="scale" style:rel-height="scale"><draw:image xlink:href="media/image2.emf" xlink:type="simple" xlink:show="embed" xlink:actuate="onLoad"/><svg:title/><svg:desc/></draw:frame><draw:frame draw:style-name="a47" draw:name="Picture 9" text:anchor-type="as-char" svg:x="0in" svg:y="0in" svg:width="0.36667in" svg:height="0.16667in" style:rel-width="scale" style:rel-height="scale"><draw:image xlink:href="media/image3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in" svg:y1="0.97083in" svg:x2="0.44792in" svg:y2="1.24167in" draw:z-index="251661312" draw:id="id29" draw:style-name="a49" draw:name="Straight Arrow Connector 3" text:anchor-type="paragraph"><svg:title/><svg:desc/></draw:connector><draw:custom-shape svg:x="0.08819in" svg:y="1.95486in" svg:width="0.86458in" svg:height="0.42708in" draw:z-index="251659264" draw:id="id30" draw:style-name="a50" draw:name="Oval 1" text:anchor-type="paragraph"><svg:title/><svg:desc/><text:p text:style-name="P18">DSM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14583in" svg:y="1.18403in" svg:width="0.89583in" svg:height="0.39583in" draw:z-index="251666432" draw:id="id31" draw:style-name="a51" draw:name="Oval 6" text:anchor-type="paragraph"><svg:title/><svg:desc/><text:p text:style-name="P19">LGA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7222in" svg:y1="1.34931in" svg:x2="4.09931in" svg:y2="1.38056in" draw:z-index="251668480" draw:id="id32" draw:style-name="a53" draw:name="Straight Arrow Connector 7" text:anchor-type="paragraph"><svg:title/><svg:desc/></draw:connector><draw:custom-shape svg:x="2.24514in" svg:y="1.17222in" svg:width="0.89583in" svg:height="0.39583in" draw:z-index="251663360" draw:id="id33" draw:style-name="a54" draw:name="Oval 4" text:anchor-type="paragraph"><svg:title/><svg:desc/><text:p text:style-name="P20">BGI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27639in" svg:y1="1.33542in" svg:x2="2.20347in" svg:y2="1.36667in" draw:z-index="251664384" draw:id="id34" draw:style-name="a56" draw:name="Straight Arrow Connector 5" text:anchor-type="paragraph"><svg:title/><svg:desc/></draw:connector><draw:custom-shape svg:x="0.38542in" svg:y="1.17917in" svg:width="0.89583in" svg:height="0.39583in" draw:z-index="251660288" draw:id="id35" draw:style-name="a57" draw:name="Oval 2" text:anchor-type="paragraph"><svg:title/><svg:desc/><text:p text:style-name="P21">ORD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13" svg:viewBox="0 0 20 30" svg:d="m10 0-10 30h20z"/>
    <draw:marker draw:name="a15" svg:viewBox="0 0 20 30" svg:d="m10 0-10 30h20z"/>
    <draw:marker draw:name="a2" svg:viewBox="0 0 20 30" svg:d="m10 0-10 30h20z"/>
    <draw:marker draw:name="a21" svg:viewBox="0 0 20 30" svg:d="m10 0-10 30h20z"/>
    <draw:marker draw:name="a24" svg:viewBox="0 0 20 30" svg:d="m10 0-10 30h20z"/>
    <draw:marker draw:name="a5" svg:viewBox="0 0 20 30" svg:d="m10 0-10 30h20z"/>
    <draw:marker draw:name="a30" svg:viewBox="0 0 20 30" svg:d="m10 0-10 30h20z"/>
    <draw:marker draw:name="a7" svg:viewBox="0 0 20 30" svg:d="m10 0-10 30h20z"/>
    <draw:marker draw:name="a27" svg:viewBox="0 0 20 30" svg:d="m10 0-10 30h20z"/>
    <draw:marker draw:name="a33" svg:viewBox="0 0 20 30" svg:d="m10 0-10 30h20z"/>
    <draw:marker draw:name="a40" svg:viewBox="0 0 20 30" svg:d="m10 0-10 30h20z"/>
    <draw:marker draw:name="a35" svg:viewBox="0 0 20 30" svg:d="m10 0-10 30h20z"/>
    <draw:marker draw:name="a43" svg:viewBox="0 0 20 30" svg:d="m10 0-10 30h20z"/>
    <draw:marker draw:name="a52" svg:viewBox="0 0 20 30" svg:d="m10 0-10 30h20z"/>
    <draw:marker draw:name="a48" svg:viewBox="0 0 20 30" svg:d="m10 0-10 30h20z"/>
    <draw:marker draw:name="a55" svg:viewBox="0 0 20 30" svg:d="m10 0-10 30h20z"/>
    <draw:marker draw:name="a1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S</meta:initial-creator>
    <dc:creator>BHS</dc:creator>
    <meta:creation-date>2021-01-03T16:58:00Z</meta:creation-date>
    <dc:date>2021-01-03T17:16:00Z</dc:date>
    <meta:template xlink:href="Normal" xlink:type="simple"/>
    <meta:editing-cycles>1</meta:editing-cycles>
    <meta:editing-duration>PT1080S</meta:editing-duration>
    <meta:document-statistic meta:page-count="1" meta:paragraph-count="1" meta:word-count="19" meta:character-count="126" meta:row-count="1" meta:non-whitespace-character-count="108"/>
  </office:meta>
</office:document-meta>
</file>